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center" style:justify-single-word="false"/>
      <style:text-properties fo:color="#000000" fo:font-size="12pt" fo:font-weight="normal" officeooo:rsid="00106da6" officeooo:paragraph-rsid="00106da6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line-height="100%" fo:text-align="center" style:justify-single-word="false"/>
      <style:text-properties fo:color="#000000" fo:font-size="12pt" fo:font-weight="normal" officeooo:rsid="00106da6" officeooo:paragraph-rsid="0012ad9a" style:font-size-asian="12pt" style:font-weight-asian="normal" style:font-size-complex="12pt" style:font-weight-complex="normal"/>
    </style:style>
    <style:style style:name="P3" style:family="paragraph" style:parent-style-name="Standard" style:master-page-name="Standard">
      <style:paragraph-properties fo:line-height="100%" fo:text-align="center" style:justify-single-word="false" style:page-number="auto"/>
      <style:text-properties fo:color="#000000" fo:font-size="12pt" fo:font-weight="normal" officeooo:rsid="00106da6" officeooo:paragraph-rsid="00106da6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line-height="100%" fo:text-align="center" style:justify-single-word="false"/>
      <style:text-properties fo:color="#000000" fo:font-size="12pt" fo:font-weight="normal" officeooo:rsid="00106da6" officeooo:paragraph-rsid="0012ae51" style:font-size-asian="12pt" style:font-weight-asian="normal" style:font-size-complex="12pt" style:font-weight-complex="normal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officeooo:rsid="00115d1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Esse Adorador<text:tab/></text:span><text:tab/><text:span text:style-name="T2">Shirley Carvalhaes</text:span></text:p>
      <text:p text:style-name="P1">Como Davi eu quero adorar</text:p>
      <text:p text:style-name="P1">Diante da morte não vou me prostrar</text:p>
      <text:p text:style-name="P1">Ele adorou naquela situação</text:p>
      <text:p text:style-name="P1">Depois que o filho morreu</text:p>
      <text:p text:style-name="P1"/>
      <text:p text:style-name="P1">Será que pode ser assim</text:p>
      <text:p text:style-name="P1">Nos dias de hoje mesmo na decepção</text:p>
      <text:p text:style-name="P1">Deus acha um adorador</text:p>
      <text:p text:style-name="P1">É muito difícil na provação louvar</text:p>
      <text:p text:style-name="P1">Abrir mão da própria dor e o adorar</text:p>
      <text:p text:style-name="P1"/>
      <text:p text:style-name="P1">Esse adorador já amanhece adorando</text:p>
      <text:p text:style-name="P1">Esse adorador já tem milagre esperando</text:p>
      <text:p text:style-name="P1">Esse adorador, quando abre sua boca</text:p>
      <text:p text:style-name="P1">Faz inferno estremecer</text:p>
      <text:p text:style-name="P1">Esse adorador não tem momento e nem hora</text:p>
      <text:p text:style-name="P1">A qualquer momento ele se ergue e adora</text:p>
      <text:p text:style-name="P1">Porque sabe que sua adoração</text:p>
      <text:p text:style-name="P1">Move a mão de Deus</text:p>
      <text:p text:style-name="P1"/>
      <text:p text:style-name="P1">Ele entrou no templo para adorar</text:p>
      <text:p text:style-name="P1">Deixou seu luto, deixou seu lar</text:p>
      <text:p text:style-name="P1">Queria saber o pensamento de Davi</text:p>
      <text:p text:style-name="P1">No momento dessa adoração</text:p>
      <text:p text:style-name="P1"/>
      <text:p text:style-name="P1">O coração de Deus se derreteu</text:p>
      <text:p text:style-name="P1">Ao ver Davi romper seu luto, foi o que escolheu</text:p>
      <text:p text:style-name="P1">Davi se prostrou, rasgou o seu coração</text:p>
      <text:p text:style-name="P1">Deus curou a sua dor através da sua adoração</text:p>
      <text:p text:style-name="P1"/>
      <text:p text:style-name="P1">Move a mão (move a mão de Deus), Move a mão de Deus (move a mão)</text:p>
      <text:p text:style-name="P1">Move a mão (move a mão de Deus), Move a mão de Deus (move a mão)</text:p>
      <text:p text:style-name="P1"/>
      <text:p text:style-name="P1">Adore, adore, adore <text:span text:style-name="T3">| </text:span>Adore, adore, adore</text:p>
      <text:p text:style-name="P1">Adore, adore, adore <text:span text:style-name="T3">| </text:span>Não importa a situação</text:p>
      <text:p text:style-name="P1"/>
      <text:p text:style-name="P1">Adore, adore, adore <text:span text:style-name="T3">| </text:span>Adore, adore, adore <text:span text:style-name="T3">| </text:span>Adore, adore meu irmão</text:p>
      <text:p text:style-name="P1"/>
      <text:p text:style-name="P4">Adore, adore, adore <text:span text:style-name="T3">| </text:span>Adore, adore, adore <text:span text:style-name="T3">| </text:span>Adore, não importa a situação</text:p>
      <text:p text:style-name="P4"><text:span text:style-name="T1">Esse Adorador<text:tab/></text:span><text:tab/><text:span text:style-name="T2">Shirley Carvalhaes</text:span></text:p>
      <text:p text:style-name="P2">Como Davi eu quero adorar</text:p>
      <text:p text:style-name="P2">Diante da morte não vou me prostrar</text:p>
      <text:p text:style-name="P2">Ele adorou naquela situação</text:p>
      <text:p text:style-name="P2">Depois que o filho morreu</text:p>
      <text:p text:style-name="P2"/>
      <text:p text:style-name="P2">Será que pode ser assim</text:p>
      <text:p text:style-name="P2">Nos dias de hoje mesmo na decepção</text:p>
      <text:p text:style-name="P2">Deus acha um adorador</text:p>
      <text:p text:style-name="P2">É muito difícil na provação louvar</text:p>
      <text:p text:style-name="P2">Abrir mão da própria dor e o adorar</text:p>
      <text:p text:style-name="P2"/>
      <text:p text:style-name="P2">Esse adorador já amanhece adorando</text:p>
      <text:p text:style-name="P2">Esse adorador já tem milagre esperando</text:p>
      <text:p text:style-name="P2">Esse adorador, quando abre sua boca</text:p>
      <text:p text:style-name="P2">Faz inferno estremecer</text:p>
      <text:p text:style-name="P2">Esse adorador não tem momento e nem hora</text:p>
      <text:p text:style-name="P2">A qualquer momento ele se ergue e adora</text:p>
      <text:p text:style-name="P2">Porque sabe que sua adoração</text:p>
      <text:p text:style-name="P2">Move a mão de Deus</text:p>
      <text:p text:style-name="P2"/>
      <text:p text:style-name="P2">Ele entrou no templo para adorar</text:p>
      <text:p text:style-name="P2">Deixou seu luto, deixou seu lar</text:p>
      <text:p text:style-name="P2">Queria saber o pensamento de Davi</text:p>
      <text:p text:style-name="P2">No momento dessa adoração</text:p>
      <text:p text:style-name="P2"/>
      <text:p text:style-name="P2">O coração de Deus se derreteu</text:p>
      <text:p text:style-name="P2">Ao ver Davi romper seu luto, foi o que escolheu</text:p>
      <text:p text:style-name="P2">Davi se prostrou, rasgou o seu coração</text:p>
      <text:p text:style-name="P2">Deus curou a sua dor através da sua adoração</text:p>
      <text:p text:style-name="P2"/>
      <text:p text:style-name="P2">Move a mão (move a mão de Deus), Move a mão de Deus (move a mão)</text:p>
      <text:p text:style-name="P2">Move a mão (move a mão de Deus), Move a mão de Deus (move a mão)</text:p>
      <text:p text:style-name="P2"/>
      <text:p text:style-name="P2">Adore, adore, adore <text:span text:style-name="T3">| </text:span>Adore, adore, adore</text:p>
      <text:p text:style-name="P2">Adore, adore, adore <text:span text:style-name="T3">| </text:span>Não importa a situação</text:p>
      <text:p text:style-name="P2"/>
      <text:p text:style-name="P2">Adore, adore, adore <text:span text:style-name="T3">| </text:span>Adore, adore, adore <text:span text:style-name="T3">| </text:span>Adore, adore meu irmão</text:p>
      <text:p text:style-name="P2"/>
      <text:p text:style-name="P2">Adore, adore, adore <text:span text:style-name="T3">| </text:span>Adore, adore, adore <text:span text:style-name="T3">| </text:span>Adore, não importa a situaçã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0pt" fo:language="pt" fo:country="BR" style:letter-kerning="true" style:font-name-asian="Droid Sans Fallback" style:font-size-asian="10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0pt" fo:language="pt" fo:country="BR" style:letter-kerning="true" style:font-name-asian="Droid Sans Fallback" style:font-size-asian="10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fo:hyphenation-ladder-count="no-limit" style:writing-mode="lr-tb"/>
      <style:text-properties fo:color="#00000a" style:font-name="Liberation Serif" fo:font-family="'Liberation Serif'" style:font-family-generic="roman" style:font-pitch="variable" fo:font-size="12pt" fo:language="pt" fo:country="BR" style:font-name-asian="Droid Sans Fallback" style:font-family-asian="'Droid Sans Fallback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499cm" fo:margin-bottom="0.499cm" fo:margin-left="0.499cm" fo:margin-right="0.499cm" style:writing-mode="lr-tb" style:layout-grid-color="#c0c0c0" style:layout-grid-lines="47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columns fo:column-count="2" fo:column-gap="0cm">
          <style:column-sep style:width="0.009cm" style:color="#000000" style:height="100%" style:style="dashed" style:vertical-align="middle"/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none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6T11:37:39</meta:creation-date>
    <dc:language>pt-BR</dc:language>
    <dc:date>2017-01-06T13:50:38.144642820</dc:date>
    <meta:editing-cycles>14</meta:editing-cycles>
    <meta:editing-duration>PT21M41S</meta:editing-duration>
    <meta:generator>LibreOffice/5.2.4.2.1$Linux_X86_64 LibreOffice_project/20m0$Build-2</meta:generator>
    <meta:document-statistic meta:table-count="0" meta:image-count="0" meta:object-count="0" meta:page-count="1" meta:paragraph-count="64" meta:word-count="454" meta:character-count="2354" meta:non-whitespace-character-count="1962"/>
  </office:meta>
</office:document-meta>
</file>